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2000000B0000B893000035B74C343BEA711CCD44.wmf" manifest:media-type="image/x-wmf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Κανονικά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017cm" fo:min-width="3.486cm"/>
    </style:style>
    <style:style style:name="gr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017cm" fo:min-width="1.788cm"/>
    </style:style>
    <style:style style:name="gr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017cm" fo:min-width="8.892cm"/>
    </style:style>
    <style:style style:name="gr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017cm" fo:min-width="3.435cm"/>
    </style:style>
    <style:style style:name="gr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017cm" fo:min-width="8.752cm"/>
    </style:style>
    <style:style style:name="gr8" style:family="graphic" style:parent-style-name="code-cuda">
      <style:graphic-properties draw:auto-grow-height="true" draw:auto-grow-width="false" fo:max-height="0cm" fo:min-height="6.347cm"/>
    </style:style>
    <style:style style:name="gr9" style:family="graphic" style:parent-style-name="Default_5f_1">
      <style:graphic-properties draw:stroke="none" draw:fill="none" fo:min-height="1.525cm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32cm" fo:min-width="6.925cm"/>
    </style:style>
    <style:style style:name="gr11" style:family="graphic" style:parent-style-name="code-cuda">
      <style:graphic-properties fo:min-height="10.67cm"/>
    </style:style>
    <style:style style:name="gr1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525cm" fo:min-width="11.946cm"/>
    </style:style>
    <style:style style:name="gr13" style:family="graphic" style:parent-style-name="code-cuda">
      <style:graphic-properties fo:min-height="11.432cm"/>
    </style:style>
    <style:style style:name="gr14" style:family="graphic" style:parent-style-name="code-c_2b__2b_">
      <style:graphic-properties fo:min-height="6.85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16" style:family="graphic" style:parent-style-name="code-c_2b__2b_">
      <style:graphic-properties fo:min-height="1.525cm"/>
    </style:style>
    <style:style style:name="gr17" style:family="graphic" style:parent-style-name="code-c_2b__2b_">
      <style:graphic-properties fo:min-height="6.09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9" style:family="graphic" style:parent-style-name="code-c_2b__2b_">
      <style:graphic-properties draw:auto-grow-height="true" draw:auto-grow-width="false" fo:max-height="0cm" fo:min-height="2.287cm"/>
    </style:style>
    <style:style style:name="gr2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1" style:family="graphic" style:parent-style-name="code-cuda">
      <style:graphic-properties draw:auto-grow-height="true" draw:auto-grow-width="false" fo:max-height="0cm" fo:min-height="12.95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697cm"/>
    </style:style>
    <style:style style:name="gr23" style:family="graphic" style:parent-style-name="standard">
      <style:graphic-properties draw:stroke="none" draw:fill="none" fo:min-height="1.52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6.925cm"/>
    </style:style>
    <style:style style:name="gr25" style:family="graphic" style:parent-style-name="code-cuda">
      <style:graphic-properties fo:min-height="8.384cm"/>
    </style:style>
    <style:style style:name="pr1" style:family="presentation" style:parent-style-name="Default_20_1-title">
      <style:graphic-properties fo:min-height="2.629cm"/>
    </style:style>
    <style:style style:name="pr2" style:family="presentation" style:parent-style-name="Default_20_1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2.54cm"/>
    </style:style>
    <style:style style:name="pr4" style:family="presentation" style:parent-style-name="Default-outline1">
      <style:graphic-properties draw:auto-grow-height="true" fo:min-height="9.134cm"/>
    </style:style>
    <style:style style:name="pr5" style:family="presentation" style:parent-style-name="Default-notes">
      <style:graphic-properties draw:fill-color="#ffffff" draw:auto-grow-height="true" fo:min-height="12.432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outline1">
      <style:graphic-properties fo:min-height="11.957cm"/>
    </style:style>
    <style:style style:name="P1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  <style:text-properties fo:font-size="12pt"/>
    </style:style>
    <style:style style:name="P4" style:family="paragraph">
      <loext:graphic-properties draw:fill="none" draw:fill-color="#ffffff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text-properties fo:font-size="18pt"/>
    </style:style>
    <style:style style:name="P9" style:family="paragraph">
      <loext:graphic-properties draw:fill="none" draw:fill-color="#ffffff"/>
      <style:text-properties fo:font-size="22pt" style:font-size-asian="22pt" style:font-size-complex="22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text-properties fo:color="#023d6b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18pt"/>
    </style:style>
    <style:style style:name="P14" style:family="paragraph">
      <loext:graphic-properties draw:fill="none"/>
    </style:style>
    <style:style style:name="P15" style:family="paragraph">
      <style:paragraph-properties fo:text-align="center"/>
    </style:style>
    <style:style style:name="P16" style:family="paragraph">
      <style:text-properties fo:font-size="20pt" style:font-size-asian="20pt" style:font-size-complex="20pt"/>
    </style:style>
    <style:style style:name="T1" style:family="text">
      <style:text-properties fo:color="#ffffff" fo:font-size="16pt" style:font-size-asian="16pt" style:font-size-complex="16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008000"/>
    </style:style>
    <style:style style:name="T7" style:family="text">
      <style:text-properties fo:color="#000000"/>
    </style:style>
    <style:style style:name="T8" style:family="text">
      <style:text-properties fo:color="#b00040"/>
    </style:style>
    <style:style style:name="T9" style:family="text">
      <style:text-properties fo:color="#0000ff"/>
    </style:style>
    <style:style style:name="T10" style:family="text">
      <style:text-properties fo:color="#666666"/>
    </style:style>
    <style:style style:name="T11" style:family="text">
      <style:text-properties fo:font-size="18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color="#023d6b" fo:font-size="32pt" fo:font-weight="bold" style:font-weight-asian="bold" style:font-weight-complex="bold"/>
    </style:style>
    <style:style style:name="T14" style:family="text">
      <style:text-properties fo:color="#a0a000"/>
    </style:style>
    <style:style style:name="T15" style:family="text">
      <style:text-properties fo:color="#408080"/>
    </style:style>
    <style:style style:name="T16" style:family="text">
      <style:text-properties fo:color="#000000" fo:font-size="18pt"/>
    </style:style>
    <style:style style:name="T17" style:family="text">
      <style:text-properties fo:color="#666666" fo:font-size="18pt"/>
    </style:style>
    <style:style style:name="T18" style:family="text">
      <style:text-properties fo:color="#b00040" fo:font-size="18pt"/>
    </style:style>
    <style:style style:name="T19" style:family="text">
      <style:text-properties fo:color="#bc7a00" fo:font-size="18pt"/>
    </style:style>
    <style:style style:name="T20" style:family="text">
      <style:text-properties fo:color="#408080" fo:font-size="18pt"/>
    </style:style>
    <style:style style:name="T21" style:family="text">
      <style:text-properties fo:color="#0000ff" fo:font-size="18pt"/>
    </style:style>
    <style:style style:name="T22" style:family="text">
      <style:text-properties fo:color="#008000" fo:font-size="18pt"/>
    </style:style>
    <style:style style:name="T23" style:family="text">
      <style:text-properties fo:color="#ba2121"/>
    </style:style>
    <style:style style:name="T2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_20_1" presentation:presentation-page-layout-name="AL1T19" presentation:use-date-time-name="dtd1" xml:id="id6" draw:id="id6">
        <office:forms form:automatic-focus="false" form:apply-design-mode="false"/>
        <draw:frame presentation:style-name="pr1" draw:layer="layout" svg:width="23.929cm" svg:height="2.629cm" svg:x="1.779cm" svg:y="0.827cm" presentation:class="title" presentation:user-transformed="true">
          <draw:text-box>
            <text:p>CUDA C++<text:line-break/></text:p>
          </draw:text-box>
        </draw:frame>
        <draw:frame draw:style-name="gr1" draw:text-style-name="P1" draw:layer="layout" svg:width="10.914cm" svg:height="1.673cm" svg:x="1.686cm" svg:y="5.056cm">
          <draw:text-box>
            <text:p><text:span text:style-name="T1">25. APRIL 2018 | JAN H. MEINKE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 xml:id="id7" draw:id="id7">
        <office:forms form:automatic-focus="false" form:apply-design-mode="false"/>
        <draw:frame presentation:style-name="pr3" draw:layer="layout" svg:width="26.289cm" svg:height="2.54cm" svg:x="0.889cm" svg:y="0.737cm" presentation:class="title" presentation:user-transformed="true">
          <draw:text-box>
            <text:p>CUDA and C++</text:p>
          </draw:text-box>
        </draw:frame>
        <draw:frame presentation:style-name="pr4" draw:layer="layout" svg:width="26.289cm" svg:height="9.134cm" svg:x="0.889cm" svg:y="3.683cm" presentation:class="outline">
          <draw:text-box>
            <text:list text:style-name="L2">
              <text:list-item>
                <text:p>CUDA host code has been compiled as C++ code since version 2!</text:p>
              </text:list-item>
              <text:list-item>
                <text:p>Some C++ features, e.g., templates have been supported since CUDA 1.x</text:p>
              </text:list-item>
              <text:list-item>
                <text:p>C++ 11 features supported in host <text:span text:style-name="T2">and</text:span><text:span text:style-name="T3"> device code since CUDA 7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2" draw:layer="layout" svg:width="13.812cm" svg:height="10.359cm" svg:x="2.619cm" svg:y="2.073cm" draw:page-number="2" presentation:class="page"/>
          <draw:frame presentation:style-name="pr5" draw:text-style-name="P3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 xml:id="id8" draw:id="id8">
        <office:forms form:automatic-focus="false" form:apply-design-mode="false"/>
        <draw:frame presentation:style-name="pr3" draw:layer="layout" svg:width="26.289cm" svg:height="2.54cm" svg:x="0.889cm" svg:y="0.737cm" presentation:class="title">
          <draw:text-box>
            <text:p>A Sample of C++ 11 Features</text:p>
          </draw:text-box>
        </draw:frame>
        <draw:frame draw:style-name="gr3" draw:text-style-name="P4" draw:layer="layout" svg:width="3.986cm" svg:height="1.267cm" svg:x="2.872cm" svg:y="6.604cm">
          <draw:text-box>
            <text:p><text:span text:style-name="T4">template</text:span></text:p>
          </draw:text-box>
        </draw:frame>
        <draw:frame draw:style-name="gr4" draw:text-style-name="P4" draw:layer="layout" svg:width="2.288cm" svg:height="1.267cm" svg:x="11.174cm" svg:y="4.575cm">
          <draw:text-box>
            <text:p><text:span text:style-name="T4">auto</text:span></text:p>
          </draw:text-box>
        </draw:frame>
        <draw:frame draw:style-name="gr5" draw:text-style-name="P5" draw:layer="layout" svg:width="9.392cm" svg:height="1.267cm" svg:x="10.414cm" svg:y="9.909cm">
          <draw:text-box>
            <text:p><text:span text:style-name="T5">range-based for loops</text:span></text:p>
          </draw:text-box>
        </draw:frame>
        <draw:frame draw:style-name="gr6" draw:text-style-name="P5" draw:layer="layout" svg:width="3.935cm" svg:height="1.267cm" svg:x="3.431cm" svg:y="11.687cm">
          <draw:text-box>
            <text:p><text:span text:style-name="T5">lambdas</text:span></text:p>
          </draw:text-box>
        </draw:frame>
        <draw:frame draw:style-name="gr7" draw:text-style-name="P5" draw:layer="layout" svg:width="9.252cm" svg:height="1.267cm" svg:x="15.24cm" svg:y="6.861cm">
          <draw:text-box>
            <text:p><text:span text:style-name="T5">memory management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2" draw:layer="layout" svg:width="13.812cm" svg:height="10.359cm" svg:x="2.619cm" svg:y="2.073cm" draw:page-number="3" presentation:class="page"/>
          <draw:frame presentation:style-name="pr5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 xml:id="id9" draw:id="id9">
        <office:forms form:automatic-focus="false" form:apply-design-mode="false"/>
        <draw:frame presentation:style-name="pr3" draw:layer="layout" svg:width="26.289cm" svg:height="2.54cm" svg:x="0.889cm" svg:y="0.737cm" presentation:class="title">
          <draw:text-box>
            <text:p>Writing Kernels for Different Data Types</text:p>
          </draw:text-box>
        </draw:frame>
        <draw:frame draw:style-name="gr8" draw:layer="layout" svg:width="19.281cm" svg:height="6.597cm" svg:x="0.943cm" svg:y="3.764cm">
          <draw:text-box>
            <text:p><text:span text:style-name="T6"/></text:p>
            <text:p><text:span text:style-name="T6">__global__</text:span><text:span text:style-name="T7"> </text:span><text:span text:style-name="T8">void</text:span><text:span text:style-name="T7"> </text:span><text:span text:style-name="T9">saxpy</text:span><text:span text:style-name="T7">(</text:span><text:span text:style-name="T8">float</text:span><text:span text:style-name="T7"> alpha, </text:span><text:span text:style-name="T8">float</text:span><text:span text:style-name="T10">*</text:span><text:span text:style-name="T7"> x, </text:span><text:span text:style-name="T8">float</text:span><text:span text:style-name="T10">*</text:span><text:span text:style-name="T7"> y, </text:span><text:span text:style-name="T8">size_t</text:span><text:span text:style-name="T7"> n){</text:span></text:p>
            <text:p><text:span text:style-name="T7"><text:s text:c="4"/></text:span><text:span text:style-name="T6">auto</text:span><text:span text:style-name="T7"> i </text:span><text:span text:style-name="T10">=</text:span><text:span text:style-name="T7"> </text:span><text:span text:style-name="T6">blockDim</text:span><text:span text:style-name="T7">.x </text:span><text:span text:style-name="T10">*</text:span><text:span text:style-name="T7"> </text:span><text:span text:style-name="T6">blockIdx</text:span><text:span text:style-name="T7">.x </text:span><text:span text:style-name="T10">+</text:span><text:span text:style-name="T7"> </text:span><text:span text:style-name="T6">threadIdx</text:span><text:span text:style-name="T7">.x;</text:span></text:p>
            <text:p><text:span text:style-name="T7"><text:s text:c="4"/></text:span><text:span text:style-name="T6">if</text:span><text:span text:style-name="T7">(i </text:span><text:span text:style-name="T10">&lt;</text:span><text:span text:style-name="T7"> n){</text:span></text:p>
            <text:p><text:span text:style-name="T7"><text:s text:c="8"/></text:span><text:span text:style-name="T7">y[i] </text:span><text:span text:style-name="T10">=</text:span><text:span text:style-name="T7"> a </text:span><text:span text:style-name="T10">*</text:span><text:span text:style-name="T7"> x[i] </text:span><text:span text:style-name="T10">+</text:span><text:span text:style-name="T7"> y[i];</text:span></text:p>
            <text:p><text:span text:style-name="T7"><text:s text:c="4"/></text:span><text:span text:style-name="T7">}</text:span></text:p>
            <text:p><text:span text:style-name="T7">}</text:span></text:p>
            <text:p><text:span text:style-name="T7"/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2" draw:layer="layout" svg:width="13.812cm" svg:height="10.359cm" svg:x="2.619cm" svg:y="2.073cm" draw:page-number="4" presentation:class="page"/>
          <draw:frame presentation:style-name="pr5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 xml:id="id10" draw:id="id10">
        <office:forms form:automatic-focus="false" form:apply-design-mode="false"/>
        <draw:frame presentation:style-name="pr3" draw:layer="layout" svg:width="26.289cm" svg:height="2.54cm" svg:x="0.889cm" svg:y="0.737cm" presentation:class="title">
          <draw:text-box>
            <text:p>Writing Kernels for Different Data Types</text:p>
          </draw:text-box>
        </draw:frame>
        <draw:frame draw:style-name="gr8" draw:layer="layout" svg:width="20.63cm" svg:height="6.597cm" svg:x="0.943cm" svg:y="3.764cm">
          <draw:text-box>
            <text:p><text:span text:style-name="T6"/></text:p>
            <text:p><text:span text:style-name="T6">__global__</text:span><text:span text:style-name="T7"> </text:span><text:span text:style-name="T8">void</text:span><text:span text:style-name="T7"> </text:span><text:span text:style-name="T9">daxpy</text:span><text:span text:style-name="T7">(</text:span><text:span text:style-name="T8">double</text:span><text:span text:style-name="T7"> alpha, </text:span><text:span text:style-name="T8">double</text:span><text:span text:style-name="T10">*</text:span><text:span text:style-name="T7"> x, </text:span><text:span text:style-name="T8">double</text:span><text:span text:style-name="T10">*</text:span><text:span text:style-name="T7"> y, </text:span><text:span text:style-name="T8">size_t</text:span><text:span text:style-name="T7"> n){</text:span></text:p>
            <text:p text:style-name="P7"><text:span text:style-name="T7"><text:s text:c="4"/></text:span><text:span text:style-name="T6">auto</text:span><text:span text:style-name="T7"> i </text:span><text:span text:style-name="T10">=</text:span><text:span text:style-name="T7"> </text:span><text:span text:style-name="T6">blockDim</text:span><text:span text:style-name="T7">.x </text:span><text:span text:style-name="T10">*</text:span><text:span text:style-name="T7"> </text:span><text:span text:style-name="T6">blockIdx</text:span><text:span text:style-name="T7">.x </text:span><text:span text:style-name="T10">+</text:span><text:span text:style-name="T7"> </text:span><text:span text:style-name="T6">threadIdx</text:span><text:span text:style-name="T7">.x;</text:span></text:p>
            <text:p><text:span text:style-name="T7"><text:s text:c="4"/></text:span><text:span text:style-name="T6">if</text:span><text:span text:style-name="T7">(i </text:span><text:span text:style-name="T10">&lt;</text:span><text:span text:style-name="T7"> n){</text:span></text:p>
            <text:p><text:span text:style-name="T7"><text:s text:c="8"/></text:span><text:span text:style-name="T7">y[i] </text:span><text:span text:style-name="T10">=</text:span><text:span text:style-name="T7"> a </text:span><text:span text:style-name="T10">*</text:span><text:span text:style-name="T7"> x[i] </text:span><text:span text:style-name="T10">+</text:span><text:span text:style-name="T7"> y[i];</text:span></text:p>
            <text:p><text:span text:style-name="T7"><text:s text:c="4"/></text:span><text:span text:style-name="T7">}</text:span></text:p>
            <text:p><text:span text:style-name="T7">}</text:span></text:p>
            <text:p><text:span text:style-name="T7"/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2" draw:layer="layout" svg:width="13.812cm" svg:height="10.359cm" svg:x="2.619cm" svg:y="2.073cm" draw:page-number="5" presentation:class="page"/>
          <draw:frame presentation:style-name="pr5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 xml:id="id11" draw:id="id11">
        <office:forms form:automatic-focus="false" form:apply-design-mode="false"/>
        <draw:frame presentation:style-name="pr3" draw:layer="layout" svg:width="26.289cm" svg:height="2.54cm" svg:x="0.889cm" svg:y="0.737cm" presentation:class="title">
          <draw:text-box>
            <text:p>Writing Kernels for Different Data Types</text:p>
          </draw:text-box>
        </draw:frame>
        <draw:frame draw:style-name="gr8" draw:layer="layout" svg:width="20.63cm" svg:height="6.597cm" svg:x="0.943cm" svg:y="3.764cm">
          <draw:text-box>
            <text:p><text:span text:style-name="T7">template </text:span><text:span text:style-name="T10">&lt;</text:span><text:span text:style-name="T6">typename</text:span><text:span text:style-name="T7"> T</text:span><text:span text:style-name="T10">&gt;</text:span></text:p>
            <text:p><text:span text:style-name="T6">__global__</text:span><text:span text:style-name="T7"> </text:span><text:span text:style-name="T8">void</text:span><text:span text:style-name="T7"> axpy(T alpha, T</text:span><text:span text:style-name="T10">*</text:span><text:span text:style-name="T7"> x, T</text:span><text:span text:style-name="T10">*</text:span><text:span text:style-name="T7"> y, </text:span><text:span text:style-name="T8">size_t</text:span><text:span text:style-name="T7"> n){</text:span></text:p>
            <text:p><text:span text:style-name="T7"><text:s text:c="4"/></text:span><text:span text:style-name="T6">auto</text:span><text:span text:style-name="T7"> i </text:span><text:span text:style-name="T10">=</text:span><text:span text:style-name="T7"> </text:span><text:span text:style-name="T6">blockDim</text:span><text:span text:style-name="T7">.x </text:span><text:span text:style-name="T10">*</text:span><text:span text:style-name="T7"> </text:span><text:span text:style-name="T6">blockIdx</text:span><text:span text:style-name="T7">.x </text:span><text:span text:style-name="T10">+</text:span><text:span text:style-name="T7"> </text:span><text:span text:style-name="T6">threadIdx</text:span><text:span text:style-name="T7">.x;</text:span></text:p>
            <text:p><text:span text:style-name="T7"><text:s text:c="4"/></text:span><text:span text:style-name="T6">if</text:span><text:span text:style-name="T7">(i </text:span><text:span text:style-name="T10">&lt;</text:span><text:span text:style-name="T7"> n){</text:span></text:p>
            <text:p><text:span text:style-name="T7"><text:s text:c="8"/></text:span><text:span text:style-name="T7">y[i] </text:span><text:span text:style-name="T10">=</text:span><text:span text:style-name="T7"> a </text:span><text:span text:style-name="T10">*</text:span><text:span text:style-name="T7"> x[i] </text:span><text:span text:style-name="T10">+</text:span><text:span text:style-name="T7"> y[i];</text:span></text:p>
            <text:p><text:span text:style-name="T7"><text:s text:c="4"/></text:span><text:span text:style-name="T7">}</text:span></text:p>
            <text:p><text:span text:style-name="T7">}</text:span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2" draw:layer="layout" svg:width="13.812cm" svg:height="10.359cm" svg:x="2.619cm" svg:y="2.073cm" draw:page-number="6" presentation:class="page"/>
          <draw:frame presentation:style-name="pr5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date-time-name="dtd1" xml:id="id12" draw:id="id12">
        <office:forms form:automatic-focus="false" form:apply-design-mode="false"/>
        <draw:frame draw:style-name="gr9" draw:text-style-name="P8" draw:layer="layout" svg:width="9.709cm" svg:height="1.775cm" svg:x="9.398cm" svg:y="7.877cm">
          <draw:text-box>
            <text:p><text:span text:style-name="T11">CUDA++/exercises/tasks/gemm</text:span></text:p>
          </draw:text-box>
        </draw:frame>
        <draw:frame draw:style-name="gr10" draw:text-style-name="P9" draw:layer="layout" svg:width="7.425cm" svg:height="1.182cm" svg:x="10.668cm" svg:y="9.74cm">
          <draw:text-box>
            <text:p><text:span text:style-name="T12">Compile with make.</text:span></text:p>
          </draw:text-box>
        </draw:frame>
        <draw:frame presentation:style-name="pr6" draw:text-style-name="P11" draw:layer="layout" svg:width="26.289cm" svg:height="9.134cm" svg:x="0.856cm" svg:y="3.683cm" presentation:class="outline" presentation:user-transformed="true">
          <draw:text-box>
            <text:p text:style-name="P10"><text:span text:style-name="T13">Exercise</text:span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5">
          <draw:page-thumbnail draw:style-name="gr2" draw:layer="layout" svg:width="13.812cm" svg:height="10.359cm" svg:x="2.619cm" svg:y="2.073cm" draw:page-number="7" presentation:class="page"/>
          <draw:frame presentation:style-name="pr5" draw:text-style-name="P3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date-time-name="dtd1" xml:id="id13" draw:id="id13">
        <office:forms form:automatic-focus="false" form:apply-design-mode="false"/>
        <draw:frame presentation:style-name="pr3" draw:layer="layout" svg:width="26.289cm" svg:height="2.54cm" svg:x="0.889cm" svg:y="0.737cm" presentation:class="title">
          <draw:text-box>
            <text:p>Transparent Types</text:p>
          </draw:text-box>
        </draw:frame>
        <draw:frame draw:style-name="gr11" draw:layer="layout" svg:width="10.014cm" svg:height="10.92cm" svg:x="0.919cm" svg:y="3.639cm">
          <draw:text-box>
            <text:p><text:span text:style-name="T7">class Managed {</text:span></text:p>
            <text:p><text:span text:style-name="T14">public</text:span><text:span text:style-name="T7">:</text:span></text:p>
            <text:p><text:span text:style-name="T7"><text:s text:c="2"/></text:span><text:span text:style-name="T8">void</text:span><text:span text:style-name="T7"> </text:span><text:span text:style-name="T10">*</text:span><text:span text:style-name="T7">operator new(</text:span><text:span text:style-name="T8">size_t</text:span><text:span text:style-name="T7"> len) {</text:span></text:p>
            <text:p><text:span text:style-name="T7"><text:s text:c="4"/></text:span><text:span text:style-name="T8">void</text:span><text:span text:style-name="T7"> </text:span><text:span text:style-name="T10">*</text:span><text:span text:style-name="T7">ptr;</text:span></text:p>
            <text:p><text:span text:style-name="T7"><text:s text:c="4"/></text:span><text:span text:style-name="T7">cudaMallocManaged(</text:span><text:span text:style-name="T10">&amp;</text:span><text:span text:style-name="T7">ptr, len);</text:span></text:p>
            <text:p><text:span text:style-name="T7"><text:s text:c="4"/></text:span><text:span text:style-name="T7">cudaDeviceSynchronize();</text:span></text:p>
            <text:p><text:span text:style-name="T7"><text:s text:c="4"/></text:span><text:span text:style-name="T6">return</text:span><text:span text:style-name="T7"> ptr;</text:span></text:p>
            <text:p><text:span text:style-name="T7"><text:s text:c="2"/></text:span><text:span text:style-name="T7">}</text:span></text:p>
            <text:p><text:span text:style-name="T7"/></text:p>
            <text:p><text:span text:style-name="T7"><text:s text:c="2"/></text:span><text:span text:style-name="T8">void</text:span><text:span text:style-name="T7"> operator delete(</text:span><text:span text:style-name="T8">void</text:span><text:span text:style-name="T7"> </text:span><text:span text:style-name="T10">*</text:span><text:span text:style-name="T7">ptr) {</text:span></text:p>
            <text:p><text:span text:style-name="T7"><text:s text:c="4"/></text:span><text:span text:style-name="T7">cudaDeviceSynchronize();</text:span></text:p>
            <text:p><text:span text:style-name="T7"><text:s text:c="4"/></text:span><text:span text:style-name="T7">cudaFree(ptr);</text:span></text:p>
            <text:p><text:span text:style-name="T7"><text:s text:c="2"/></text:span><text:span text:style-name="T7">}</text:span></text:p>
            <text:p><text:span text:style-name="T7">};</text:span></text:p>
          </draw:text-box>
        </draw:frame>
        <draw:frame draw:style-name="gr12" draw:text-style-name="P12" draw:layer="layout" svg:width="12.446cm" svg:height="1.775cm" svg:x="14.478cm" svg:y="3.277cm">
          <draw:text-box>
            <text:p>Closely modeled after “Unified Memory in </text:p>
            <text:p>CUDA 6” (see Refs) <text:s/>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5">
          <draw:page-thumbnail draw:style-name="gr2" draw:layer="layout" svg:width="13.812cm" svg:height="10.359cm" svg:x="2.619cm" svg:y="2.073cm" draw:page-number="8" presentation:class="page"/>
          <draw:frame presentation:style-name="pr5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date-time-name="dtd1" xml:id="id14" draw:id="id14">
        <office:forms form:automatic-focus="false" form:apply-design-mode="false"/>
        <draw:frame presentation:style-name="pr3" draw:layer="layout" svg:width="26.289cm" svg:height="2.54cm" svg:x="0.889cm" svg:y="0.737cm" presentation:class="title">
          <draw:text-box>
            <text:p>Transparent Types</text:p>
          </draw:text-box>
        </draw:frame>
        <draw:frame draw:style-name="gr13" draw:layer="layout" svg:width="19.668cm" svg:height="11.682cm" svg:x="0.906cm" svg:y="3.768cm">
          <draw:text-box>
            <text:p><text:span text:style-name="T7">template </text:span><text:span text:style-name="T10">&lt;</text:span><text:span text:style-name="T7">class T</text:span><text:span text:style-name="T10">&gt;</text:span></text:p>
            <text:p><text:span text:style-name="T7">class </text:span><text:span text:style-name="T14">Array</text:span><text:span text:style-name="T7"> : public Managed {</text:span></text:p>
            <text:p><text:span text:style-name="T7"><text:s text:c="4"/></text:span><text:span text:style-name="T8">size_t</text:span><text:span text:style-name="T7"> n;</text:span></text:p>
            <text:p><text:span text:style-name="T7"><text:s text:c="4"/></text:span><text:span text:style-name="T7">T</text:span><text:span text:style-name="T10">*</text:span><text:span text:style-name="T7"> data;</text:span></text:p>
            <text:p><text:span text:style-name="T7"/></text:p>
            <text:p><text:span text:style-name="T14">public</text:span><text:span text:style-name="T7">:</text:span></text:p>
            <text:p><text:span text:style-name="T7"><text:s text:c="2"/></text:span><text:span text:style-name="T7">Array (</text:span><text:span text:style-name="T6">const</text:span><text:span text:style-name="T7"> Array </text:span><text:span text:style-name="T10">&amp;</text:span><text:span text:style-name="T7">a) {</text:span></text:p>
            <text:p><text:span text:style-name="T7"><text:s text:c="4"/></text:span><text:span text:style-name="T7">n </text:span><text:span text:style-name="T10">=</text:span><text:span text:style-name="T7"> a.n;</text:span></text:p>
            <text:p><text:span text:style-name="T7"><text:s text:c="4"/></text:span><text:span text:style-name="T7">cudaMallocManaged(</text:span><text:span text:style-name="T10">&amp;</text:span><text:span text:style-name="T7">data, n);</text:span></text:p>
            <text:p><text:span text:style-name="T7"><text:s text:c="4"/></text:span><text:span text:style-name="T7">memcpy(data, a.data, n);</text:span></text:p>
            <text:p><text:span text:style-name="T7"><text:s text:c="2"/></text:span><text:span text:style-name="T7">}</text:span></text:p>
            <text:p><text:span text:style-name="T7"><text:s text:c="3"/></text:span><text:span text:style-name="T15">// Also have to implement operator[], for example</text:span></text:p>
            <text:p><text:span text:style-name="T7">};</text:span>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5">
          <draw:page-thumbnail draw:style-name="gr2" draw:layer="layout" svg:width="13.812cm" svg:height="10.359cm" svg:x="2.619cm" svg:y="2.073cm" draw:page-number="9" presentation:class="page"/>
          <draw:frame presentation:style-name="pr5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date-time-name="dtd1" xml:id="id15" draw:id="id15">
        <office:forms form:automatic-focus="false" form:apply-design-mode="false"/>
        <draw:frame presentation:style-name="pr3" draw:layer="layout" svg:width="26.289cm" svg:height="2.54cm" svg:x="0.889cm" svg:y="0.737cm" presentation:class="title">
          <draw:text-box>
            <text:p>Transparent Types</text:p>
          </draw:text-box>
        </draw:frame>
        <draw:frame draw:style-name="gr13" draw:layer="layout" svg:width="16.085cm" svg:height="11.682cm" svg:x="0.992cm" svg:y="3.749cm">
          <draw:text-box>
            <text:p><text:span text:style-name="T15">// Pass-by-reference version</text:span></text:p>
            <text:p><text:span text:style-name="T6">__global__</text:span><text:span text:style-name="T7"> </text:span><text:span text:style-name="T8">void</text:span><text:span text:style-name="T7"> </text:span><text:span text:style-name="T9">kernel_by_ref</text:span><text:span text:style-name="T7">(Array </text:span><text:span text:style-name="T10">&amp;</text:span><text:span text:style-name="T7">data) { ... }</text:span></text:p>
            <text:p><text:span text:style-name="T15">// Pass-by-value version</text:span></text:p>
            <text:p><text:span text:style-name="T6">__global__</text:span><text:span text:style-name="T7"> </text:span><text:span text:style-name="T8">void</text:span><text:span text:style-name="T7"> </text:span><text:span text:style-name="T9">kernel_by_val</text:span><text:span text:style-name="T7">(Array data) { ... }</text:span></text:p>
            <text:p><text:span text:style-name="T7"/></text:p>
            <text:p><text:span text:style-name="T8">int</text:span><text:span text:style-name="T7"> </text:span><text:span text:style-name="T9">main</text:span><text:span text:style-name="T7">(</text:span><text:span text:style-name="T8">void</text:span><text:span text:style-name="T7">) {</text:span></text:p>
            <text:p><text:span text:style-name="T7"><text:s text:c="2"/></text:span><text:span text:style-name="T7">Array </text:span><text:span text:style-name="T10">*</text:span><text:span text:style-name="T7">a </text:span><text:span text:style-name="T10">=</text:span><text:span text:style-name="T7"> new Array;</text:span></text:p>
            <text:p><text:span text:style-name="T7"><text:s text:c="2"/></text:span><text:span text:style-name="T7">...</text:span></text:p>
            <text:p><text:span text:style-name="T7"><text:s text:c="2"/></text:span><text:span text:style-name="T15">// pass data to kernel by reference</text:span></text:p>
            <text:p><text:span text:style-name="T7"><text:s text:c="2"/></text:span><text:span text:style-name="T7">kernel_by_ref</text:span><text:span text:style-name="T10">&lt;&lt;&lt;1</text:span><text:span text:style-name="T7">,</text:span><text:span text:style-name="T10">1&gt;&gt;&gt;</text:span><text:span text:style-name="T7">(</text:span><text:span text:style-name="T10">*</text:span><text:span text:style-name="T7">a);</text:span></text:p>
            <text:p><text:span text:style-name="T7"><text:s text:c="2"/></text:span><text:span text:style-name="T15">// pass data to kernel by value -- this will create a copy</text:span></text:p>
            <text:p><text:span text:style-name="T7"><text:s text:c="2"/></text:span><text:span text:style-name="T7">kernel_by_val</text:span><text:span text:style-name="T10">&lt;&lt;&lt;1</text:span><text:span text:style-name="T7">,</text:span><text:span text:style-name="T10">1&gt;&gt;&gt;</text:span><text:span text:style-name="T7">(</text:span><text:span text:style-name="T10">*</text:span><text:span text:style-name="T7">a);</text:span></text:p>
            <text:p><text:span text:style-name="T7">}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5">
          <draw:page-thumbnail draw:style-name="gr2" draw:layer="layout" svg:width="13.812cm" svg:height="10.359cm" svg:x="2.619cm" svg:y="2.073cm" draw:page-number="10" presentation:class="page"/>
          <draw:frame presentation:style-name="pr5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date-time-name="dtd1" xml:id="id16" draw:id="id16">
        <office:forms form:automatic-focus="false" form:apply-design-mode="false"/>
        <draw:frame presentation:style-name="pr3" draw:layer="layout" svg:width="26.289cm" svg:height="2.54cm" svg:x="0.889cm" svg:y="0.737cm" presentation:class="title">
          <draw:text-box>
            <text:p>Function Object (aka Functor)</text:p>
          </draw:text-box>
        </draw:frame>
        <draw:frame draw:style-name="gr14" draw:layer="layout" svg:width="19.505cm" svg:height="7.109cm" svg:x="0.992cm" svg:y="3.773cm">
          <draw:text-box>
            <text:p><text:span text:style-name="T6">template</text:span><text:span text:style-name="T7"> </text:span><text:span text:style-name="T10">&lt;</text:span><text:span text:style-name="T6">class</text:span><text:span text:style-name="T7"> </text:span><text:span text:style-name="T9">T</text:span><text:span text:style-name="T10">&gt;</text:span></text:p>
            <text:p><text:span text:style-name="T6">class</text:span><text:span text:style-name="T7"> </text:span><text:span text:style-name="T9">In_range</text:span><text:span text:style-name="T7"> {</text:span></text:p>
            <text:p><text:span text:style-name="T7"><text:s text:c="4"/></text:span><text:span text:style-name="T6">const</text:span><text:span text:style-name="T7"> T val1;</text:span></text:p>
            <text:p><text:span text:style-name="T7"><text:s text:c="4"/></text:span><text:span text:style-name="T6">const</text:span><text:span text:style-name="T7"> T val2;</text:span></text:p>
            <text:p><text:span text:style-name="T6">public</text:span><text:span text:style-name="T10">:</text:span></text:p>
            <text:p><text:span text:style-name="T7"><text:s text:c="4"/></text:span><text:span text:style-name="T7">In_range(</text:span><text:span text:style-name="T6">const</text:span><text:span text:style-name="T7"> T</text:span><text:span text:style-name="T10">&amp;</text:span><text:span text:style-name="T7"> v1, </text:span><text:span text:style-name="T6">const</text:span><text:span text:style-name="T7"> T</text:span><text:span text:style-name="T10">&amp;</text:span><text:span text:style-name="T7"> v2) </text:span><text:span text:style-name="T10">:</text:span><text:span text:style-name="T7"> val1(v1), val2(v2) {}</text:span></text:p>
            <text:p><text:span text:style-name="T7"><text:s text:c="4"/></text:span><text:span text:style-name="T8">bool</text:span><text:span text:style-name="T7"> </text:span><text:span text:style-name="T6">operator</text:span><text:span text:style-name="T7">()(</text:span><text:span text:style-name="T6">const</text:span><text:span text:style-name="T7"> T</text:span><text:span text:style-name="T10">&amp;</text:span><text:span text:style-name="T7"> x) </text:span><text:span text:style-name="T6">const</text:span><text:span text:style-name="T7"> {</text:span><text:span text:style-name="T6">return</text:span><text:span text:style-name="T7"> (x </text:span><text:span text:style-name="T10">&gt;=</text:span><text:span text:style-name="T7"> val1 </text:span><text:span text:style-name="T10">&amp;&amp;</text:span><text:span text:style-name="T7"> x </text:span><text:span text:style-name="T10">&lt;</text:span><text:span text:style-name="T7"> val2);}</text:span></text:p>
            <text:p><text:span text:style-name="T7">};</text:span></text:p>
          </draw:text-box>
        </draw:frame>
        <draw:frame draw:style-name="gr15" draw:text-style-name="P12" draw:layer="layout" svg:width="18.94cm" svg:height="1.013cm" svg:x="0.973cm" svg:y="10.311cm">
          <draw:text-box>
            <text:p>Can be used, e.g., in std::count():</text:p>
          </draw:text-box>
        </draw:frame>
        <draw:frame draw:style-name="gr16" draw:layer="layout" svg:width="15.489cm" svg:height="1.775cm" svg:x="1.021cm" svg:y="11.157cm">
          <draw:text-box>
            <text:p><text:span text:style-name="T7">std</text:span><text:span text:style-name="T10">::</text:span><text:span text:style-name="T7">count_if(v.begin(), v.end(), In_range</text:span><text:span text:style-name="T10">&lt;</text:span><text:span text:style-name="T8">int</text:span><text:span text:style-name="T10">&gt;</text:span><text:span text:style-name="T7">(</text:span><text:span text:style-name="T10">3</text:span><text:span text:style-name="T7">, </text:span><text:span text:style-name="T10">6</text:span><text:span text:style-name="T7">));</text:span>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5">
          <draw:page-thumbnail draw:style-name="gr2" draw:layer="layout" svg:width="13.812cm" svg:height="10.359cm" svg:x="2.619cm" svg:y="2.073cm" draw:page-number="11" presentation:class="page"/>
          <draw:frame presentation:style-name="pr5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date-time-name="dtd1" xml:id="id17" draw:id="id17">
        <office:forms form:automatic-focus="false" form:apply-design-mode="false"/>
        <draw:frame presentation:style-name="pr3" draw:layer="layout" svg:width="26.289cm" svg:height="2.54cm" svg:x="0.889cm" svg:y="0.737cm" presentation:class="title">
          <draw:text-box>
            <text:p>Lambdas</text:p>
          </draw:text-box>
        </draw:frame>
        <draw:frame draw:style-name="gr17" draw:layer="layout" svg:width="19.505cm" svg:height="6.348cm" svg:x="0.892cm" svg:y="3.773cm">
          <draw:text-box>
            <text:p><text:span text:style-name="T7">auto lambda = [](const int&amp; x){</text:span><text:span text:style-name="T6">return</text:span><text:span text:style-name="T7"> (x </text:span><text:span text:style-name="T10">&gt;=</text:span><text:span text:style-name="T7"> 3 </text:span><text:span text:style-name="T10">&amp;&amp;</text:span><text:span text:style-name="T7"> x </text:span><text:span text:style-name="T10">&lt;</text:span><text:span text:style-name="T7"> 6);}</text:span></text:p>
          </draw:text-box>
        </draw:frame>
        <draw:frame draw:style-name="gr15" draw:text-style-name="P12" draw:layer="layout" svg:width="18.94cm" svg:height="1.013cm" svg:x="0.892cm" svg:y="5.811cm">
          <draw:text-box>
            <text:p>Can be used, e.g., in std::count_if():</text:p>
          </draw:text-box>
        </draw:frame>
        <draw:frame draw:style-name="gr16" draw:layer="layout" svg:width="21.022cm" svg:height="1.775cm" svg:x="0.921cm" svg:y="7.257cm">
          <draw:text-box>
            <text:p><text:span text:style-name="T7">std</text:span><text:span text:style-name="T10">::</text:span><text:span text:style-name="T7">count_if(v.begin(), v.end(), [](const int&amp; x){</text:span><text:span text:style-name="T6">return</text:span><text:span text:style-name="T7"> (x </text:span><text:span text:style-name="T10">&gt;=</text:span><text:span text:style-name="T7"> 3 </text:span><text:span text:style-name="T10">&amp;&amp;</text:span><text:span text:style-name="T7"> x </text:span><text:span text:style-name="T10">&lt;</text:span><text:span text:style-name="T7"> 6);});</text:span>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5">
          <draw:page-thumbnail draw:style-name="gr2" draw:layer="layout" svg:width="13.812cm" svg:height="10.359cm" svg:x="2.619cm" svg:y="2.073cm" draw:page-number="12" presentation:class="page"/>
          <draw:frame presentation:style-name="pr5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date-time-name="dtd1" xml:id="id18" draw:id="id18">
        <office:forms form:automatic-focus="false" form:apply-design-mode="false"/>
        <draw:frame presentation:style-name="pr3" draw:layer="layout" svg:width="26.289cm" svg:height="2.54cm" svg:x="0.889cm" svg:y="0.737cm" presentation:class="title">
          <draw:text-box>
            <text:p>Lambdas</text:p>
          </draw:text-box>
        </draw:frame>
        <draw:frame draw:style-name="gr17" draw:layer="layout" svg:width="19.505cm" svg:height="6.348cm" svg:x="0.992cm" svg:y="3.773cm">
          <draw:text-box>
            <text:p><text:span text:style-name="T7">std</text:span><text:span text:style-name="T10">::</text:span><text:span text:style-name="T7">vector</text:span><text:span text:style-name="T10">&lt;</text:span><text:span text:style-name="T8">int</text:span><text:span text:style-name="T10">&gt;</text:span><text:span text:style-name="T7"> v {</text:span><text:span text:style-name="T10">5</text:span><text:span text:style-name="T7">, </text:span><text:span text:style-name="T10">1</text:span><text:span text:style-name="T7">, </text:span><text:span text:style-name="T10">1</text:span><text:span text:style-name="T7">, </text:span><text:span text:style-name="T10">3</text:span><text:span text:style-name="T7">, </text:span><text:span text:style-name="T10">1</text:span><text:span text:style-name="T7">, </text:span><text:span text:style-name="T10">4</text:span><text:span text:style-name="T7">, </text:span><text:span text:style-name="T10">1</text:span><text:span text:style-name="T7">, </text:span><text:span text:style-name="T10">3</text:span><text:span text:style-name="T7">, </text:span><text:span text:style-name="T10">3</text:span><text:span text:style-name="T7">, </text:span><text:span text:style-name="T10">2</text:span><text:span text:style-name="T7">};</text:span></text:p>
            <text:p><text:span text:style-name="T8">int</text:span><text:span text:style-name="T7"> a </text:span><text:span text:style-name="T10">=</text:span><text:span text:style-name="T7"> </text:span><text:span text:style-name="T10">3</text:span><text:span text:style-name="T7">;</text:span></text:p>
            <text:p><text:span text:style-name="T8">int</text:span><text:span text:style-name="T7"> b </text:span><text:span text:style-name="T10">=</text:span><text:span text:style-name="T7"> </text:span><text:span text:style-name="T10">6</text:span><text:span text:style-name="T7">;</text:span></text:p>
            <text:p><text:span text:style-name="T6">auto</text:span><text:span text:style-name="T7"> lambda </text:span><text:span text:style-name="T10">=</text:span><text:span text:style-name="T7"> [</text:span><text:span text:style-name="T10">&amp;</text:span><text:span text:style-name="T7">](</text:span><text:span text:style-name="T6">const</text:span><text:span text:style-name="T7"> </text:span><text:span text:style-name="T8">int</text:span><text:span text:style-name="T7"> x){</text:span><text:span text:style-name="T6">return</text:span><text:span text:style-name="T7"> (x </text:span><text:span text:style-name="T10">&gt;=</text:span><text:span text:style-name="T7"> a </text:span><text:span text:style-name="T10">&amp;&amp;</text:span><text:span text:style-name="T7"> x </text:span><text:span text:style-name="T10">&lt;</text:span><text:span text:style-name="T7"> b);}</text:span></text:p>
            <text:p><text:span text:style-name="T6">auto</text:span><text:span text:style-name="T7"> ct36 </text:span><text:span text:style-name="T10">=</text:span><text:span text:style-name="T7"> std</text:span><text:span text:style-name="T10">::</text:span><text:span text:style-name="T7">count_if(v.begin(), v.end(), lambda);</text:span>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5">
          <draw:page-thumbnail draw:style-name="gr2" draw:layer="layout" svg:width="13.812cm" svg:height="10.359cm" svg:x="2.619cm" svg:y="2.073cm" draw:page-number="13" presentation:class="page"/>
          <draw:frame presentation:style-name="pr5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date-time-name="dtd1" xml:id="id19" draw:id="id19">
        <office:forms form:automatic-focus="false" form:apply-design-mode="false"/>
        <draw:frame presentation:style-name="pr3" draw:layer="layout" svg:width="26.289cm" svg:height="2.54cm" svg:x="0.889cm" svg:y="0.737cm" presentation:class="title">
          <draw:text-box>
            <text:p>Lambdas</text:p>
          </draw:text-box>
        </draw:frame>
        <draw:frame draw:style-name="gr18" draw:text-style-name="P9" draw:layer="layout" svg:width="22.301cm" svg:height="1.987cm" svg:x="0.889cm" svg:y="3.556cm">
          <draw:text-box>
            <text:p><text:span text:style-name="T12">Lambdas are anonymous functions that can capture variables.</text:span></text:p>
          </draw:text-box>
        </draw:frame>
        <draw:frame draw:style-name="gr19" draw:text-style-name="P13" xml:id="id4" draw:id="id4" draw:layer="layout" svg:width="4.168cm" svg:height="2.537cm" svg:x="7.732cm" svg:y="8.758cm">
          <draw:text-box>
            <text:p><text:span text:style-name="T16">[</text:span><text:span text:style-name="T17">=</text:span><text:span text:style-name="T16">](</text:span><text:span text:style-name="T18">int</text:span><text:span text:style-name="T16"> idx){</text:span></text:p>
            <text:p><text:span text:style-name="T16"><text:s text:c="4"/>…</text:span></text:p>
            <text:p><text:span text:style-name="T16">}</text:span><text:span text:style-name="T11"> </text:span></text:p>
          </draw:text-box>
        </draw:frame>
        <draw:frame draw:style-name="gr18" draw:text-style-name="P9" xml:id="id1" draw:id="id1" draw:layer="layout" svg:width="4.97cm" svg:height="1.987cm" svg:x="2.65cm" svg:y="5.384cm">
          <draw:text-box>
            <text:p><text:span text:style-name="T12">“</text:span><text:span text:style-name="T12">Keyword”</text:span></text:p>
          </draw:text-box>
        </draw:frame>
        <draw:frame draw:style-name="gr18" draw:text-style-name="P9" xml:id="id2" draw:id="id2" draw:layer="layout" svg:width="6.082cm" svg:height="1.987cm" svg:x="0.889cm" svg:y="10.922cm">
          <draw:text-box>
            <text:p><text:span text:style-name="T12">Type of capture [=|&amp;|]</text:span></text:p>
          </draw:text-box>
        </draw:frame>
        <draw:frame draw:style-name="gr18" draw:text-style-name="P9" xml:id="id3" draw:id="id3" draw:layer="layout" svg:width="10.204cm" svg:height="1.987cm" svg:x="14.942cm" svg:y="5.542cm">
          <draw:text-box>
            <text:p><text:span text:style-name="T12">Optional explicit arguments</text:span></text:p>
          </draw:text-box>
        </draw:frame>
        <draw:frame draw:style-name="gr18" draw:text-style-name="P9" xml:id="id5" draw:id="id5" draw:layer="layout" svg:width="6.237cm" svg:height="1.987cm" svg:x="14.337cm" svg:y="9.926cm">
          <draw:text-box>
            <text:p><text:span text:style-name="T12">Function body</text:span></text:p>
          </draw:text-box>
        </draw:frame>
        <draw:connector draw:style-name="gr20" draw:text-style-name="P14" draw:layer="layout" draw:type="curve" svg:x1="5.135cm" svg:y1="7.371cm" svg:x2="7.838cm" svg:y2="9.05cm" draw:start-shape="id1" draw:start-glue-point="2" svg:d="M5135 7371c0 1635 2703 796 2703 1679" svg:viewBox="0 0 2704 1680">
          <text:p/>
        </draw:connector>
        <draw:connector draw:style-name="gr20" draw:text-style-name="P14" draw:layer="layout" draw:type="curve" svg:x1="3.93cm" svg:y1="12.909cm" svg:x2="8.25cm" svg:y2="9.708cm" draw:start-shape="id2" draw:start-glue-point="2" svg:d="M3930 12909c0 750 4320 2350 4320-3201" svg:viewBox="0 0 4321 4005">
          <text:p/>
        </draw:connector>
        <draw:connector draw:style-name="gr20" draw:text-style-name="P14" draw:layer="layout" draw:type="curve" svg:x1="14.942cm" svg:y1="6.535cm" svg:x2="9.816cm" svg:y2="8.758cm" draw:start-shape="id3" draw:start-glue-point="3" draw:end-shape="id4" draw:end-glue-point="0" svg:d="M14942 6535c-3418 0-5126 741-5126 2223" svg:viewBox="0 0 5127 2224">
          <text:p/>
        </draw:connector>
        <draw:connector draw:style-name="gr20" draw:text-style-name="P14" draw:layer="layout" draw:type="curve" svg:x1="14.337cm" svg:y1="10.919cm" svg:x2="11.9cm" svg:y2="10.026cm" draw:start-shape="id5" draw:start-glue-point="3" draw:end-shape="id4" draw:end-glue-point="1" svg:d="M14337 10919c-1827 0-609-893-2437-893" svg:viewBox="0 0 2438 894">
          <text:p/>
        </draw:connector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5">
          <draw:page-thumbnail draw:style-name="gr2" draw:layer="layout" svg:width="13.812cm" svg:height="10.359cm" svg:x="2.619cm" svg:y="2.073cm" draw:page-number="14" presentation:class="page"/>
          <draw:frame presentation:style-name="pr5" draw:text-style-name="P3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 xml:id="id20" draw:id="id20">
        <office:forms form:automatic-focus="false" form:apply-design-mode="false"/>
        <draw:frame presentation:style-name="pr3" draw:layer="layout" svg:width="26.289cm" svg:height="2.54cm" svg:x="0.889cm" svg:y="0.737cm" presentation:class="title">
          <draw:text-box>
            <text:p>thrust::for_each + lambdas</text:p>
          </draw:text-box>
        </draw:frame>
        <draw:frame draw:style-name="gr21" draw:text-style-name="P13" draw:layer="layout" svg:width="20.63cm" svg:height="13.205cm" svg:x="1.043cm" svg:y="3.764cm">
          <draw:text-box>
            <text:p><text:span text:style-name="T19">#include</text:span><text:span text:style-name="T16"> </text:span><text:span text:style-name="T20">&lt;thrust/for_each.h&gt;</text:span></text:p>
            <text:p><text:span text:style-name="T19">#include</text:span><text:span text:style-name="T16"> </text:span><text:span text:style-name="T20">&lt;thrust/execution_policy.h&gt;</text:span></text:p>
            <text:p><text:span text:style-name="T20"/></text:p>
            <text:p><text:span text:style-name="T20">constexpr int gpuThreshold = 10000;</text:span></text:p>
            <text:p><text:span text:style-name="T18">void</text:span><text:span text:style-name="T16"> </text:span><text:span text:style-name="T21">scale_vector</text:span><text:span text:style-name="T16">(</text:span><text:span text:style-name="T18">float</text:span><text:span text:style-name="T16"> </text:span><text:span text:style-name="T17">*</text:span><text:span text:style-name="T16">x, </text:span><text:span text:style-name="T18">float</text:span><text:span text:style-name="T16"> </text:span><text:span text:style-name="T17">*</text:span><text:span text:style-name="T16">y, </text:span><text:span text:style-name="T18">float</text:span><text:span text:style-name="T16"> a, </text:span><text:span text:style-name="T18">int</text:span><text:span text:style-name="T16"> N) {</text:span></text:p>
            <text:p><text:span text:style-name="T16"><text:s text:c="4"/></text:span><text:span text:style-name="T22">auto</text:span><text:span text:style-name="T16"> r </text:span><text:span text:style-name="T17">=</text:span><text:span text:style-name="T16"> thrust</text:span><text:span text:style-name="T17">::</text:span><text:span text:style-name="T16">counting_iterator</text:span><text:span text:style-name="T17">&lt;</text:span><text:span text:style-name="T18">int</text:span><text:span text:style-name="T17">&gt;</text:span><text:span text:style-name="T16">(</text:span><text:span text:style-name="T17">0</text:span><text:span text:style-name="T16">);</text:span></text:p>
            <text:p><text:span text:style-name="T16"><text:s text:c="4"/></text:span><text:span text:style-name="T22">auto</text:span><text:span text:style-name="T16"> lambda </text:span><text:span text:style-name="T17">=</text:span><text:span text:style-name="T16"> [</text:span><text:span text:style-name="T17">=</text:span><text:span text:style-name="T16">] </text:span><text:span text:style-name="T22">__host__</text:span><text:span text:style-name="T16"> </text:span><text:span text:style-name="T18">__device__</text:span><text:span text:style-name="T16"> (</text:span><text:span text:style-name="T18">int</text:span><text:span text:style-name="T16"> i) { </text:span><text:span text:style-name="T20">// since CUDA 8</text:span></text:p>
            <text:p><text:span text:style-name="T16"><text:s text:c="6"/></text:span><text:span text:style-name="T16">y[i] </text:span><text:span text:style-name="T17">=</text:span><text:span text:style-name="T16"> a </text:span><text:span text:style-name="T17">*</text:span><text:span text:style-name="T16"> x[i];};</text:span></text:p>
            <text:p><text:span text:style-name="T16"><text:s text:c="4"/></text:span><text:span text:style-name="T22">if</text:span><text:span text:style-name="T16">(N </text:span><text:span text:style-name="T17">&gt;</text:span><text:span text:style-name="T16"> gpuThreshold) </text:span><text:span text:style-name="T20">// needs to be defined outside</text:span></text:p>
            <text:p><text:span text:style-name="T16"><text:s text:c="6"/></text:span><text:span text:style-name="T16">thrust</text:span><text:span text:style-name="T17">::</text:span><text:span text:style-name="T16">for_each(thrust</text:span><text:span text:style-name="T17">::</text:span><text:span text:style-name="T16">device, r, r</text:span><text:span text:style-name="T17">+</text:span><text:span text:style-name="T16">N, lambda);</text:span></text:p>
            <text:p><text:span text:style-name="T16"><text:s text:c="4"/></text:span><text:span text:style-name="T22">else</text:span></text:p>
            <text:p><text:span text:style-name="T16"><text:s text:c="6"/></text:span><text:span text:style-name="T16">thrust</text:span><text:span text:style-name="T17">::</text:span><text:span text:style-name="T16">for_each(thrust</text:span><text:span text:style-name="T17">::</text:span><text:span text:style-name="T16">host, r, r</text:span><text:span text:style-name="T17">+</text:span><text:span text:style-name="T16">N, lambda);</text:span></text:p>
            <text:p><text:span text:style-name="T16">}</text:span></text:p>
            <text:p><text:span text:style-name="T16"/></text:p>
          </draw:text-box>
        </draw:frame>
        <draw:frame draw:style-name="gr22" draw:text-style-name="P12" draw:layer="layout" svg:width="5.197cm" svg:height="1.013cm" svg:x="21.473cm" svg:y="3.764cm">
          <draw:text-box>
            <text:p>c.f. <text:a xlink:href="http://en.cppreference.com/w/cpp/algorithm/for_each" xlink:type="simple">std::for_each</text:a></text:p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2" draw:layer="layout" svg:width="13.812cm" svg:height="10.359cm" svg:x="2.619cm" svg:y="2.073cm" draw:page-number="15" presentation:class="page"/>
          <draw:frame presentation:style-name="pr5" draw:text-style-name="P3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date-time-name="dtd1" xml:id="id21" draw:id="id21">
        <office:forms form:automatic-focus="false" form:apply-design-mode="false"/>
        <draw:frame draw:style-name="gr23" draw:text-style-name="P8" draw:layer="layout" svg:width="10.564cm" svg:height="1.775cm" svg:x="8.718cm" svg:y="6.771cm">
          <draw:text-box>
            <text:p><text:span text:style-name="T11">CUDA++/exercises/tasks/for_each</text:span></text:p>
          </draw:text-box>
        </draw:frame>
        <draw:frame draw:style-name="gr24" draw:text-style-name="P9" draw:layer="layout" svg:width="7.425cm" svg:height="1.182cm" svg:x="10.288cm" svg:y="8.867cm">
          <draw:text-box>
            <text:p><text:span text:style-name="T12">Compile with make.</text:span></text:p>
          </draw:text-box>
        </draw:frame>
        <draw:frame presentation:style-name="pr6" draw:text-style-name="P11" draw:layer="layout" svg:width="26.289cm" svg:height="9.134cm" svg:x="0.856cm" svg:y="3.683cm" presentation:class="outline" presentation:user-transformed="true">
          <draw:text-box>
            <text:p text:style-name="P15"><text:span text:style-name="T13">Exercise</text:span>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5">
          <draw:page-thumbnail draw:style-name="gr2" draw:layer="layout" svg:width="13.812cm" svg:height="10.359cm" svg:x="2.619cm" svg:y="2.073cm" draw:page-number="16" presentation:class="page"/>
          <draw:frame presentation:style-name="pr5" draw:text-style-name="P3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date-time-name="dtd1" xml:id="id22" draw:id="id22">
        <office:forms form:automatic-focus="false" form:apply-design-mode="false"/>
        <draw:frame presentation:style-name="pr3" draw:layer="layout" svg:width="26.289cm" svg:height="2.54cm" svg:x="0.889cm" svg:y="0.737cm" presentation:class="title">
          <draw:text-box>
            <text:p>Thrust on Device</text:p>
          </draw:text-box>
        </draw:frame>
        <draw:frame draw:style-name="gr25" draw:layer="layout" svg:width="18.634cm" svg:height="8.634cm" svg:x="0.927cm" svg:y="3.738cm">
          <draw:text-box>
            <text:p><text:span text:style-name="T6">__global__</text:span></text:p>
            <text:p><text:span text:style-name="T8">void</text:span><text:span text:style-name="T7"> </text:span><text:span text:style-name="T9">xyzw_frequency_thrust_device</text:span><text:span text:style-name="T7">(</text:span><text:span text:style-name="T8">int</text:span><text:span text:style-name="T7"> </text:span><text:span text:style-name="T10">*</text:span><text:span text:style-name="T7">count, </text:span><text:span text:style-name="T8">char</text:span><text:span text:style-name="T7"> </text:span><text:span text:style-name="T10">*</text:span><text:span text:style-name="T7">text, </text:span><text:span text:style-name="T8">int</text:span><text:span text:style-name="T7"> n)</text:span></text:p>
            <text:p><text:span text:style-name="T7">{</text:span></text:p>
            <text:p><text:span text:style-name="T7"><text:s text:c="2"/></text:span><text:span text:style-name="T6">const</text:span><text:span text:style-name="T7"> </text:span><text:span text:style-name="T8">char</text:span><text:span text:style-name="T7"> letters[] { </text:span><text:span text:style-name="T23">'x'</text:span><text:span text:style-name="T7">,</text:span><text:span text:style-name="T23">'y'</text:span><text:span text:style-name="T7">,</text:span><text:span text:style-name="T23">'z'</text:span><text:span text:style-name="T7">,</text:span><text:span text:style-name="T23">'w'</text:span><text:span text:style-name="T7"> };</text:span></text:p>
            <text:p><text:span text:style-name="T7"/></text:p>
            <text:p><text:span text:style-name="T7"><text:s text:c="2"/></text:span><text:span text:style-name="T10">*</text:span><text:span text:style-name="T7">count </text:span><text:span text:style-name="T10">=</text:span><text:span text:style-name="T7"> thrust</text:span><text:span text:style-name="T10">::</text:span><text:span text:style-name="T7">count_if(thrust</text:span><text:span text:style-name="T10">::</text:span><text:span text:style-name="T7">device, text, text</text:span><text:span text:style-name="T10">+</text:span><text:span text:style-name="T7">n, [</text:span><text:span text:style-name="T10">=</text:span><text:span text:style-name="T7">](</text:span><text:span text:style-name="T8">char</text:span><text:span text:style-name="T7"> c) {</text:span></text:p>
            <text:p><text:span text:style-name="T7"><text:s text:c="4"/></text:span><text:span text:style-name="T6">for</text:span><text:span text:style-name="T7"> (</text:span><text:span text:style-name="T6">const</text:span><text:span text:style-name="T7"> </text:span><text:span text:style-name="T6">auto</text:span><text:span text:style-name="T7"> </text:span><text:span text:style-name="T14">x</text:span><text:span text:style-name="T7"> : letters) </text:span></text:p>
            <text:p><text:span text:style-name="T7"><text:s text:c="6"/></text:span><text:span text:style-name="T6">if</text:span><text:span text:style-name="T7"> (c </text:span><text:span text:style-name="T10">==</text:span><text:span text:style-name="T7"> x) </text:span><text:span text:style-name="T6">return</text:span><text:span text:style-name="T7"> </text:span><text:span text:style-name="T6">true</text:span><text:span text:style-name="T7">;</text:span></text:p>
            <text:p><text:span text:style-name="T7"><text:s text:c="4"/></text:span><text:span text:style-name="T6">return</text:span><text:span text:style-name="T7"> </text:span><text:span text:style-name="T6">false</text:span><text:span text:style-name="T7">;</text:span></text:p>
            <text:p><text:span text:style-name="T7"><text:s text:c="2"/></text:span><text:span text:style-name="T7">});</text:span></text:p>
            <text:p><text:span text:style-name="T7">}</text:span>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5">
          <draw:page-thumbnail draw:style-name="gr2" draw:layer="layout" svg:width="13.812cm" svg:height="10.359cm" svg:x="2.619cm" svg:y="2.073cm" draw:page-number="17" presentation:class="page"/>
          <draw:frame presentation:style-name="pr5" draw:text-style-name="P3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 xml:id="id23" draw:id="id23">
        <office:forms form:automatic-focus="false" form:apply-design-mode="false"/>
        <draw:frame presentation:style-name="pr3" draw:layer="layout" svg:width="26.289cm" svg:height="2.54cm" svg:x="0.889cm" svg:y="0.737cm" presentation:class="title">
          <draw:text-box>
            <text:p>References</text:p>
          </draw:text-box>
        </draw:frame>
        <draw:frame presentation:style-name="pr7" draw:text-style-name="P16" draw:layer="layout" svg:width="26.289cm" svg:height="9.134cm" svg:x="0.889cm" svg:y="3.683cm" presentation:class="outline" presentation:user-transformed="true">
          <draw:text-box>
            <text:list text:style-name="L2">
              <text:list-item>
                <text:p><text:span text:style-name="T24"><text:s/></text:span><text:span text:style-name="T24">C++11 in CUDA: Variadic Templates - </text:span><text:span text:style-name="T24"><text:a xlink:href="https://devblogs.nvidia.com/parallelforall/cplusplus-11-in-cuda-variadic-templates" xlink:type="simple">https://devblogs.nvidia.com/parallelforall/cplusplus-11-in-cuda-variadic-templates</text:a></text:span></text:p>
              </text:list-item>
              <text:list-item>
                <text:p><text:span text:style-name="T24">managed_allocator/README.md at master · jaredhoberock/managed_allocator · GitHub - </text:span><text:span text:style-name="T24"><text:a xlink:href="https://github.com/jaredhoberock/managed_allocator/blob/master/README.md" xlink:type="simple">https://github.com/jaredhoberock/managed_allocator/blob/master/README.md</text:a></text:span></text:p>
              </text:list-item>
              <text:list-item>
                <text:p><text:span text:style-name="T24">C++11 Archives | Parallel Forall - </text:span><text:span text:style-name="T24"><text:a xlink:href="https://devblogs.nvidia.com/parallelforall/tag/c11" xlink:type="simple">https://devblogs.nvidia.com/parallelforall/tag/c11</text:a></text:span></text:p>
              </text:list-item>
              <text:list-item>
                <text:p><text:span text:style-name="T24">The Saint on Porting C++ Classes to CUDA with Unified Memory - </text:span><text:span text:style-name="T24"><text:a xlink:href="https://devblogs.nvidia.com/parallelforall/the-saint-porting-c-classes-cuda-unified-memory" xlink:type="simple">https://devblogs.nvidia.com/parallelforall/the-saint-porting-c-classes-cuda-unified-memory</text:a></text:span></text:p>
                <text:p><text:span text:style-name="T24"/>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2" draw:layer="layout" svg:width="13.812cm" svg:height="10.359cm" svg:x="2.619cm" svg:y="2.073cm" draw:page-number="18" presentation:class="page"/>
          <draw:frame presentation:style-name="pr5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 xml:id="id24" draw:id="id24">
        <office:forms form:automatic-focus="false" form:apply-design-mode="false"/>
        <draw:frame presentation:style-name="pr3" draw:layer="layout" svg:width="26.289cm" svg:height="2.54cm" svg:x="0.889cm" svg:y="0.737cm" presentation:class="title">
          <draw:text-box>
            <text:p>References</text:p>
          </draw:text-box>
        </draw:frame>
        <draw:frame presentation:style-name="pr4" draw:layer="layout" svg:width="26.289cm" svg:height="9.134cm" svg:x="0.889cm" svg:y="3.683cm" presentation:class="outline" presentation:user-transformed="true">
          <draw:text-box>
            <text:list text:style-name="L2">
              <text:list-item>
                <text:p>Unified Memory in CUDA 6 - <text:a xlink:href="https://devblogs.nvidia.com/parallelforall/unified-memory-in-cuda-6" xlink:type="simple">https://devblogs.nvidia.com/parallelforall/unified-memory-in-cuda-6</text:a></text:p>
              </text:list-item>
              <text:list-item>
                <text:p>Faster Parallel Reductions on Kepler <text:a xlink:href="https://devblogs.nvidia.com/parallelforall/faster-parallel-reductions-kepler" xlink:type="simple">https://devblogs.nvidia.com/parallelforall/faster-parallel-reductions-kepler</text:a></text:p>
              </text:list-item>
              <text:list-item>
                <text:p>CUDA 7.5 <text:a xlink:href="https://devblogs.nvidia.com/parallelforall/new-features-cuda-7-5/" xlink:type="simple">https://devblogs.nvidia.com/parallelforall/new-features-cuda-7-5/</text:a></text:p>
              </text:list-item>
              <text:list-item>
                <text:p>CUDA 8.0 <text:s/><text:a xlink:href="https://devblogs.nvidia.com/parallelforall/cuda-8-features-revealed/" xlink:type="simple">https://devblogs.nvidia.com/parallelforall/cuda-8-features-revealed/</text:a>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2" draw:layer="layout" svg:width="13.812cm" svg:height="10.359cm" svg:x="2.619cm" svg:y="2.073cm" draw:page-number="19" presentation:class="page"/>
          <draw:frame presentation:style-name="pr5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Κανονικά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3" style:font-family-asian="Arial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ext_5f_1" style:display-name="Text_1" style:family="graphic" style:parent-style-name="Default_5f_1">
      <style:graphic-properties draw:stroke="none" draw:stroke-dash="Dashed_20__28_var_29__20_4" draw:fill="none" draw:fill-gradient-name="Gradient_20_3" draw:fill-hatch-name="Hatching_20_1" draw:fill-image-name="Bitmap_20_1"/>
    </style:style>
    <style:style style:name="Code" style:family="graphic" style:parent-style-name="Text_5f_1">
      <style:graphic-properties draw:stroke-dash="Dashed_20__28_var_29__20_4" draw:fill="none"/>
    </style:style>
    <style:style style:name="code-cuda" style:family="graphic" style:parent-style-name="Code">
      <style:graphic-properties draw:fill="none"/>
    </style:style>
    <style:style style:name="code-c_2b__2b_" style:display-name="code-c++" style:family="graphic" style:parent-style-name="Code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line-height="114%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style:font-pitch="variable" fo:font-size="2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2pt" style:font-style-asian="normal" style:font-weight-asian="normal" style:font-name-complex="Droid Sans Devanagari" style:font-family-complex="'Droid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03cm" fo:text-indent="0cm"/>
      <style:text-properties fo:font-size="22pt" style:font-size-asian="22pt" style:font-size-complex="22pt"/>
    </style:style>
    <style:style style:name="Default-outline3" style:family="presentation" style:parent-style-name="Default-outline2">
      <style:paragraph-properties fo:margin-left="0cm" fo:margin-right="0cm" fo:margin-top="0cm" fo:margin-bottom="0.203cm" fo:text-indent="0cm"/>
      <style:text-properties fo:font-size="22pt" style:font-size-asian="22pt" style:font-size-complex="22pt"/>
    </style:style>
    <style:style style:name="Default-outline4" style:family="presentation" style:parent-style-name="Default-outline3">
      <style:paragraph-properties fo:margin-left="0cm" fo:margin-right="0cm" fo:margin-top="0cm" fo:margin-bottom="0.203cm" fo:text-indent="0cm"/>
      <style:text-properties fo:font-size="22pt" style:font-size-asian="22pt" style:font-size-complex="22pt"/>
    </style:style>
    <style:style style:name="Default-outline5" style:family="presentation" style:parent-style-name="Default-outline4">
      <style:paragraph-properties fo:margin-left="0cm" fo:margin-right="0cm" fo:margin-top="0cm" fo:margin-bottom="0.203cm" fo:text-indent="0cm"/>
      <style:text-properties fo:font-size="22pt" style:font-size-asian="22pt" style:font-size-complex="22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23d6b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top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text-transform="uppercase" fo:color="#023d6b" style:text-outline="false" style:text-line-through-style="none" style:text-line-through-type="none" style:font-name="Arial1" fo:font-family="Arial" style:font-family-generic="swiss" style:font-pitch="variable" fo:font-size="32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bold" style:font-name-complex="Droid Sans Devanagari" style:font-family-complex="'Droid Sans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svg:stroke-color="#3465a4" draw:fill="solid" draw:fill-color="#023d6b" draw:textarea-horizontal-align="left" draw:textarea-vertical-align="top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text-transform="uppercase" fo:color="#ffffff" style:text-outline="false" style:text-line-through-style="none" style:text-line-through-type="none" style:font-name="Arial2" fo:font-family="Arial" style:font-style-name="Κανονικά" style:font-family-generic="swiss" style:font-pitch="variable" fo:font-size="32pt" fo:font-style="normal" fo:text-shadow="none" style:text-underline-style="none" fo:font-weight="bold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5cm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3">
      <style:graphic-properties draw:stroke="solid" svg:stroke-width="0.035cm" svg:stroke-color="#012a4d" draw:stroke-linejoin="miter" svg:stroke-linecap="square" draw:fill="solid" draw:fill-color="#023d6b" draw:textarea-horizontal-align="justify" draw:textarea-vertical-align="middle" draw:auto-grow-height="false" fo:min-height="12.186cm" fo:min-width="27.5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text-properties fo:color="#023d6b" style:font-name="Arial1" fo:font-size="8pt" fo:font-weight="bold" style:font-size-asian="9pt" style:font-weight-asian="bold" style:font-size-complex="9pt" style:font-weight-complex="bold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023d6b"/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23d6b" style:font-name="Arial1" fo:font-size="8pt" fo:font-weight="bold" style:font-size-asian="9pt" style:font-weight-asian="bold" style:font-size-complex="9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6.289cm" svg:height="2.54cm" svg:x="0.889cm" svg:y="0.737cm" presentation:class="title" presentation:placeholder="true">
        <draw:text-box/>
      </draw:frame>
      <draw:frame presentation:style-name="Default-outline1" draw:layer="backgroundobjects" svg:width="26.289cm" svg:height="9.134cm" svg:x="0.889cm" svg:y="3.683cm" presentation:class="outline" presentation:placeholder="true">
        <draw:text-box/>
      </draw:frame>
      <draw:frame draw:style-name="Mgr3" draw:text-style-name="MP5" draw:layer="backgroundobjects" svg:width="7.112cm" svg:height="0.805cm" svg:x="0.844cm" svg:y="14.689cm">
        <draw:text-box>
          <text:p><text:span text:style-name="MT2">Mitglied der Helmholtz-Gemeinschaft</text:span></text:p>
        </draw:text-box>
      </draw:frame>
      <draw:frame draw:name="Grafik 8" draw:style-name="Mgr4" draw:text-style-name="MP6" draw:layer="backgroundobjects" svg:width="4.318cm" svg:height="1.27cm" svg:x="22.86cm" svg:y="13.792cm">
        <draw:image xlink:href="Pictures/2000000B0000B893000035B74C343BEA711CCD44.wmf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Rechteck 7" draw:style-name="Mgr5" draw:text-style-name="MP7" draw:layer="backgroundobjects" svg:width="28cm" svg:height="12.446cm" svg:x="0cm" svg:y="0.762cm">
        <text:p/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26.416cm" svg:height="2.629cm" svg:x="0.762cm" svg:y="0.762cm" presentation:class="title" presentation:placeholder="true">
        <draw:text-box/>
      </draw:frame>
      <draw:frame presentation:style-name="Default_20_1-outline1" draw:layer="backgroundobjects" svg:width="26.416cm" svg:height="9.134cm" svg:x="0.762cm" svg:y="3.685cm" presentation:class="outline" presentation:placeholder="true">
        <draw:text-box/>
      </draw:frame>
      <draw:frame draw:style-name="Mgr3" draw:text-style-name="MP5" draw:layer="backgroundobjects" svg:width="7.112cm" svg:height="0.805cm" svg:x="0.844cm" svg:y="14.689cm">
        <draw:text-box>
          <text:p><text:span text:style-name="MT2">Mitglied der Helmholtz-Gemeinschaft</text:span></text:p>
        </draw:text-box>
      </draw:frame>
      <draw:frame draw:name="Grafik 8" draw:style-name="Mgr4" draw:text-style-name="MP6" draw:layer="backgroundobjects" svg:width="4.318cm" svg:height="1.27cm" svg:x="22.86cm" svg:y="13.792cm">
        <draw:image xlink:href="Pictures/2000000B0000B893000035B74C343BEA711CCD44.wmf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9T16:20:44.836368707</meta:creation-date>
    <meta:editing-duration>PT1H13M52S</meta:editing-duration>
    <meta:editing-cycles>15</meta:editing-cycles>
    <meta:generator>LibreOffice/5.4.6.2$Linux_X86_64 LibreOffice_project/40m0$Build-2</meta:generator>
    <dc:title>FZJ_2018CD</dc:title>
    <meta:initial-creator>Jan Meinke</meta:initial-creator>
    <dc:date>2018-04-20T11:09:04.607388112</dc:date>
    <dc:creator>Jan Meinke</dc:creator>
    <meta:document-statistic meta:object-count="128"/>
    <meta:template xlink:type="simple" xlink:actuate="onRequest" xlink:title="FZJ_2018CD" xlink:href="../../../../Templates/FZJ_2018CD.otp" meta:date="2018-04-09T16:20:44.704528061"/>
  </office:meta>
</office:document-meta>
</file>